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8b1" officeooo:paragraph-rsid="001468b1"/>
    </style:style>
    <style:style style:name="T1" style:family="text">
      <style:text-properties officeooo:rsid="0012a1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 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9:59:12.134539563</meta:creation-date>
    <dc:date>2022-03-01T23:01:13.356742595</dc:date>
    <meta:editing-duration>PT47M28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